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C0000007C8589AD7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800000" draw:auto-grow-height="false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00" draw:textarea-vertical-align="middle" draw:auto-grow-height="false" fo:min-height="1.321cm" fo:min-width="0.88cm"/>
    </style:style>
    <style:style style:name="gr6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008000" draw:marker-start-width="0.275cm" draw:marker-end-width="0.275cm" draw:fill="solid" draw:fill-color="#ffffff" draw:textarea-horizontal-align="justify" draw:textarea-vertical-align="middle" draw:auto-grow-height="false" fo:padding-top="0.074cm" fo:padding-bottom="0.074cm" fo:padding-left="0.074cm" fo:padding-right="0.074cm"/>
    </style:style>
    <style:style style:name="gr8" style:family="graphic" style:parent-style-name="standard">
      <style:graphic-properties draw:stroke="dash" draw:stroke-dash="Ultrafine_20_Dashed" draw:fill="solid" draw:fill-color="#ffff99" draw:textarea-horizontal-align="center" draw:textarea-vertical-align="middle"/>
    </style:style>
    <style:style style:name="gr9" style:family="graphic" style:parent-style-name="standard">
      <style:graphic-properties svg:stroke-width="0.152cm" svg:stroke-color="#e6ff00" draw:marker-start-width="0.275cm" draw:marker-end-width="0.275cm" draw:fill="none" draw:fill-color="#ffffff" draw:textarea-horizontal-align="justify" draw:textarea-vertical-align="middle" draw:auto-grow-height="false" fo:padding-top="0.074cm" fo:padding-bottom="0.074cm" fo:padding-left="0.074cm" fo:padding-right="0.074cm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draw:fill="solid" draw:fill-color="#ffd320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/>
    </style:style>
    <style:style style:name="gr13" style:family="graphic" style:parent-style-name="standard">
      <style:graphic-properties draw:stroke="none" svg:stroke-color="#000000" draw:fill="none" draw:fill-color="#ffffff" fo:min-height="0.692cm"/>
    </style:style>
    <style:style style:name="gr14" style:family="graphic" style:parent-style-name="standard">
      <style:graphic-properties svg:stroke-width="0.254cm" svg:stroke-color="#008000" draw:marker-start-width="0.427cm" draw:marker-end-width="0.427cm" draw:fill="solid" draw:fill-color="#ffffff" draw:textarea-horizontal-align="justify" draw:textarea-vertical-align="middle" draw:auto-grow-height="false" fo:padding-top="0.124cm" fo:padding-bottom="0.124cm" fo:padding-left="0.124cm" fo:padding-right="0.124cm"/>
    </style:style>
    <style:style style:name="gr15" style:family="graphic" style:parent-style-name="standard">
      <style:graphic-properties draw:stroke="dash" draw:stroke-dash="Ultrafine_20_Dashed" draw:fill="solid" draw:fill-color="#ffff99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color="#000000" draw:fill="none" draw:fill-color="#ffffff" fo:min-height="0.22cm"/>
    </style:style>
    <style:style style:name="gr24" style:family="graphic" style:parent-style-name="standard">
      <style:graphic-properties svg:stroke-width="0.254cm" svg:stroke-color="#4b1f6f" draw:marker-start-width="0.427cm" draw:marker-end-width="0.427cm" draw:fill="solid" draw:fill-color="#ffffff" draw:textarea-horizontal-align="justify" draw:textarea-vertical-align="middle" draw:auto-grow-height="false" fo:padding-top="0.124cm" fo:padding-bottom="0.124cm" fo:padding-left="0.124cm" fo:padding-right="0.124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ccffff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draw:fill="solid" draw:fill-color="#ffffcc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>
      <style:graphic-properties draw:fill="none" draw:textarea-horizontal-align="justify" draw:textarea-vertical-align="middle" draw:auto-grow-height="false"/>
    </style:style>
    <style:style style:name="gr33" style:family="graphic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>
      <style:graphic-properties draw:fill="solid" draw:fill-color="#ccffff" draw:opacity="50%" draw:textarea-horizontal-align="justify" draw:textarea-vertical-align="middle" draw:auto-grow-height="false" draw:shadow-opacity="50%"/>
    </style:style>
    <style:style style:name="gr35" style:family="graphic">
      <style:graphic-properties draw:fill="solid" draw:fill-color="#ffffcc" draw:opacity="50%" draw:textarea-horizontal-align="justify" draw:textarea-vertical-align="middle" draw:auto-grow-height="false" draw:shadow-opacity="50%"/>
    </style:style>
    <style:style style:name="gr36" style:family="graphic">
      <style:graphic-properties draw:fill="solid" draw:fill-color="#ffffcc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solid" draw:fill-color="#ffffcc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svg:stroke-width="0.254cm" draw:marker-start-width="0.579cm" draw:marker-end-width="0.579cm" draw:fill="none" draw:fill-color="#ffffcc" draw:textarea-horizontal-align="justify" draw:textarea-vertical-align="middle" draw:auto-grow-height="false" fo:padding-top="0.25cm" fo:padding-bottom="0.25cm" fo:padding-left="0.375cm" fo:padding-right="0.375cm"/>
    </style:style>
    <style:style style:name="gr39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color="#ffff00"/>
    </style:style>
    <style:style style:name="P7" style:family="paragraph">
      <style:paragraph-properties fo:text-align="star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ffff00"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19.182cm" svg:y1="3.454cm" svg:x2="13.301cm" svg:y2="5.334cm" draw:end-shape="id1" draw:end-glue-point="4" svg:d="m19182 3454v627h-5881v1253" svg:viewBox="0 0 5882 1881">
          <text:p/>
        </draw:connector>
        <draw:frame draw:style-name="gr2" draw:layer="layout" svg:width="4.761cm" svg:height="0.962cm" svg:x="16.81cm" svg:y="2.486cm">
          <draw:text-box>
            <text:p>Category Color</text:p>
          </draw:text-box>
        </draw:frame>
        <draw:frame draw:style-name="gr2" draw:layer="layout" svg:width="6.242cm" svg:height="0.962cm" svg:x="18.411cm" svg:y="6.786cm">
          <draw:text-box>
            <text:p>Read/Unread Status</text:p>
          </draw:text-box>
        </draw:frame>
        <draw:frame draw:style-name="gr2" draw:layer="layout" svg:width="3.495cm" svg:height="0.962cm" svg:x="17.981cm" svg:y="4.934cm">
          <draw:text-box>
            <text:p>Delete Tile</text:p>
          </draw:text-box>
        </draw:frame>
        <draw:frame draw:style-name="gr2" draw:layer="layout" svg:width="2.123cm" svg:height="0.962cm" svg:x="7.588cm" svg:y="2.826cm">
          <draw:text-box>
            <text:p>Scout</text:p>
          </draw:text-box>
        </draw:frame>
        <draw:custom-shape draw:style-name="gr3" draw:layer="layout" svg:width="0.508cm" svg:height="0.508cm" svg:x="4.318cm" svg:y="9.398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line draw:style-name="gr4" draw:text-style-name="P1" draw:layer="layout" svg:x1="5.18cm" svg:y1="9.298cm" svg:x2="4.672cm" svg:y2="10.06cm">
          <text:p/>
        </draw:line>
        <draw:custom-shape draw:style-name="gr5" draw:text-style-name="P2" draw:layer="layout" svg:width="0.644cm" svg:height="0.682cm" svg:x="5.198cm" svg:y="9.2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1" draw:layer="layout" svg:x1="4.28cm" svg:y1="9.298cm" svg:x2="3.772cm" svg:y2="10.06cm">
          <text:p/>
        </draw:line>
        <draw:custom-shape draw:style-name="gr6" draw:text-style-name="P1" draw:layer="layout" svg:width="0.508cm" svg:height="0.508cm" svg:x="3.248cm" svg:y="9.39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" draw:layer="layout" svg:width="3.144cm" svg:height="0.962cm" svg:x="3.048cm" svg:y="8.39cm">
          <draw:text-box>
            <text:p>Emblems</text:p>
          </draw:text-box>
        </draw:frame>
        <draw:frame draw:style-name="gr2" draw:layer="layout" svg:width="2.72cm" svg:height="0.962cm" svg:x="19.574cm" svg:y="9.052cm">
          <draw:text-box>
            <text:p>Discuss</text:p>
          </draw:text-box>
        </draw:frame>
        <draw:frame draw:style-name="gr2" draw:layer="layout" svg:width="3.846cm" svg:height="0.962cm" svg:x="5.242cm" svg:y="12.75cm">
          <draw:text-box>
            <text:p>Source icon</text:p>
          </draw:text-box>
        </draw:frame>
        <draw:g>
          <draw:g>
            <draw:custom-shape draw:style-name="gr7" draw:text-style-name="P3" draw:layer="layout" svg:width="10.16cm" svg:height="8.79cm" svg:x="8.221cm" svg:y="5.33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rect draw:style-name="gr8" draw:text-style-name="P2" draw:layer="layout" svg:width="6.452cm" svg:height="4.886cm" svg:x="9.958cm" svg:y="7.312cm">
              <text:p/>
            </draw:rect>
            <draw:custom-shape draw:style-name="gr9" draw:text-style-name="P3" draw:layer="layout" svg:width="9.742cm" svg:height="8.436cm" svg:x="8.439cm" svg:y="5.48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0" draw:text-style-name="P3" draw:layer="layout" svg:width="0.75cm" svg:height="0.69cm" draw:transform="rotate (0.785398163397448) translate (14.933cm 6.1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4" draw:layer="layout" svg:width="3.518cm" svg:height="0.57cm" svg:x="11.217cm" svg:y="5.924cm">
              <text:p text:style-name="P1"><text:span text:style-name="T1">#pX0r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2" draw:text-style-name="P2" draw:layer="layout" svg:width="0.908cm" svg:height="0.456cm" svg:x="17.072cm" svg:y="9.318cm">
              <text:p/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.049504950495 40364.11378555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frame draw:style-name="gr13" draw:text-style-name="P5" draw:layer="layout" svg:width="0.87cm" svg:height="0.942cm" svg:x="16.368cm" svg:y="9.218cm">
              <draw:text-box>
                <text:p><text:span text:style-name="T2">3</text:span></text:p>
              </draw:text-box>
            </draw:frame>
            <draw:custom-shape draw:style-name="gr5" draw:text-style-name="P2" draw:layer="layout" svg:width="0.644cm" svg:height="0.682cm" svg:x="8.998cm" svg:y="9.255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4" draw:text-style-name="P3" xml:id="id1" draw:id="id1" draw:layer="layout" svg:width="10.16cm" svg:height="8.79cm" svg:x="8.221cm" svg:y="5.33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rect draw:style-name="gr15" draw:text-style-name="P2" draw:layer="layout" svg:width="6.452cm" svg:height="4.886cm" svg:x="10.058cm" svg:y="7.312cm">
              <text:p text:style-name="P1"><text:span text:style-name="T3">…</text:span></text:p>
              <text:p text:style-name="P1"><text:span text:style-name="T3">…</text:span></text:p>
              <text:p text:style-name="P1"><text:span text:style-name="T3">...</text:span></text:p>
              <text:p text:style-name="P1"><text:span text:style-name="T3">Content Snapshot</text:span></text:p>
              <text:p text:style-name="P1"><text:span text:style-name="T3">…</text:span></text:p>
              <text:p text:style-name="P1"><text:span text:style-name="T3">…</text:span></text:p>
              <text:p text:style-name="P1"><text:span text:style-name="T3">...</text:span></text:p>
            </draw:rect>
            <draw:custom-shape draw:style-name="gr9" draw:text-style-name="P3" draw:layer="layout" svg:width="9.742cm" svg:height="8.436cm" svg:x="8.439cm" svg:y="5.48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0" draw:text-style-name="P3" draw:layer="layout" svg:width="0.75cm" svg:height="0.69cm" draw:transform="rotate (0.785398163397448) translate (14.933cm 6.1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4" draw:layer="layout" svg:width="2.797cm" svg:height="0.57cm" svg:x="11.938cm" svg:y="5.924cm">
              <text:p text:style-name="P1"><text:span text:style-name="T1">#pX0r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2" draw:text-style-name="P2" draw:layer="layout" svg:width="0.908cm" svg:height="0.456cm" svg:x="16.972cm" svg:y="9.318cm">
              <text:p/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235.64356435644 33747.0459518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frame draw:style-name="gr13" draw:text-style-name="P5" draw:layer="layout" svg:width="0.87cm" svg:height="0.942cm" svg:x="16.368cm" svg:y="9.218cm">
              <draw:text-box>
                <text:p><text:span text:style-name="T2">3</text:span></text:p>
              </draw:text-box>
            </draw:frame>
            <draw:custom-shape draw:style-name="gr5" draw:text-style-name="P2" draw:layer="layout" svg:width="0.644cm" svg:height="0.682cm" svg:x="8.998cm" svg:y="9.255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  <draw:frame draw:style-name="gr16" draw:text-style-name="P1" draw:layer="layout" svg:width="0.762cm" svg:height="0.762cm" svg:x="11.415cm" svg:y="12.82cm">
            <draw:image xlink:href="Pictures/100000000000007C0000007C8589AD72.png" xlink:type="simple" xlink:show="embed" xlink:actuate="onLoad">
              <text:p/>
            </draw:image>
          </draw:frame>
          <draw:custom-shape draw:style-name="gr17" draw:text-style-name="P1" draw:layer="layout" svg:width="0.762cm" svg:height="0.762cm" svg:x="14.686cm" svg:y="12.754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1" draw:layer="layout" svg:width="0.762cm" svg:height="0.762cm" svg:x="10.844cm" svg:y="5.87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17.4311926605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9" draw:text-style-name="P1" draw:layer="layout" svg:x1="15.548cm" svg:y1="13.108cm" svg:x2="17.88cm" svg:y2="13.108cm">
          <text:p/>
        </draw:line>
        <draw:frame draw:style-name="gr2" draw:layer="layout" svg:width="4.554cm" svg:height="0.962cm" svg:x="17.78cm" svg:y="12.708cm">
          <draw:text-box>
            <text:p>“Share” button</text:p>
          </draw:text-box>
        </draw:frame>
        <draw:line draw:style-name="gr19" draw:text-style-name="P1" draw:layer="layout" svg:x1="11.215cm" svg:y1="13.35cm" svg:x2="8.936cm" svg:y2="13.35cm">
          <text:p/>
        </draw:line>
        <draw:line draw:style-name="gr19" draw:text-style-name="P1" draw:layer="layout" svg:x1="12.446cm" svg:y1="6.096cm" svg:x2="8.89cm" svg:y2="3.788cm">
          <text:p/>
        </draw:line>
        <draw:line draw:style-name="gr20" draw:text-style-name="P1" draw:layer="layout" svg:x1="15.594cm" svg:y1="6.096cm" svg:x2="18.134cm" svg:y2="5.488cm">
          <text:p/>
        </draw:line>
        <draw:line draw:style-name="gr20" draw:text-style-name="P1" draw:layer="layout" svg:x1="17.356cm" svg:y1="8.25cm" svg:x2="18.626cm" svg:y2="7.488cm">
          <text:p/>
        </draw:line>
        <draw:line draw:style-name="gr19" draw:text-style-name="P1" draw:layer="layout" svg:x1="17.88cm" svg:y1="9.652cm" svg:x2="19.812cm" svg:y2="9.652cm">
          <text:p/>
        </draw:line>
        <draw:line draw:style-name="gr19" draw:text-style-name="P1" draw:layer="layout" svg:x1="8.998cm" svg:y1="9.652cm" svg:x2="6.096cm" svg:y2="9.652cm">
          <text:p/>
        </draw:line>
        <draw:line draw:style-name="gr21" draw:text-style-name="P1" draw:layer="layout" svg:x1="10.844cm" svg:y1="6.44cm" svg:x2="8.636cm" svg:y2="6.404cm">
          <text:p/>
        </draw:line>
        <draw:frame draw:style-name="gr2" draw:layer="layout" svg:width="3.216cm" svg:height="0.962cm" svg:x="5.564cm" svg:y="5.75cm">
          <draw:text-box>
            <text:p>Move Tile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3" draw:layer="layout" svg:width="5.08cm" svg:height="4.394cm" svg:x="7.821cm" svg:y="1.3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2.323cm">
            <text:p/>
          </draw:rect>
          <draw:custom-shape draw:style-name="gr9" draw:text-style-name="P3" draw:layer="layout" svg:width="4.871cm" svg:height="4.217cm" svg:x="7.93cm" svg:y="1.41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1.177cm 1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1.6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1.895cm" svg:y="3.2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3.2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7.821cm" svg:y="1.3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2.323cm">
            <text:p/>
          </draw:rect>
          <draw:custom-shape draw:style-name="gr10" draw:text-style-name="P3" draw:layer="layout" svg:width="0.375cm" svg:height="0.345cm" draw:transform="rotate (0.785398163397448) translate (11.177cm 1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1.6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2.197cm" svg:y="3.326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1.695cm" svg:y="3.0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3.2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7.821cm" svg:y="6.0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7.023cm">
            <text:p/>
          </draw:rect>
          <draw:custom-shape draw:style-name="gr9" draw:text-style-name="P3" draw:layer="layout" svg:width="4.871cm" svg:height="4.217cm" svg:x="7.93cm" svg:y="6.11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1.177cm 6.4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6.3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1.895cm" svg:y="7.9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7.9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7.821cm" svg:y="6.0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7.023cm">
            <text:p/>
          </draw:rect>
          <draw:custom-shape draw:style-name="gr10" draw:text-style-name="P3" draw:layer="layout" svg:width="0.375cm" svg:height="0.345cm" draw:transform="rotate (0.785398163397448) translate (11.177cm 6.4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6.3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2.197cm" svg:y="8.026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1.695cm" svg:y="7.7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7.9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1.884cm" svg:y="3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4.666cm">
            <text:p/>
          </draw:rect>
          <draw:custom-shape draw:style-name="gr9" draw:text-style-name="P3" draw:layer="layout" svg:width="4.871cm" svg:height="4.217cm" svg:x="11.993cm" svg:y="3.7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5.24cm 4.0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3.9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5.958cm" svg:y="5.6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5.6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11.884cm" svg:y="3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4.666cm">
            <text:p/>
          </draw:rect>
          <draw:custom-shape draw:style-name="gr10" draw:text-style-name="P3" draw:layer="layout" svg:width="0.375cm" svg:height="0.345cm" draw:transform="rotate (0.785398163397448) translate (15.24cm 4.0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3.9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6.26cm" svg:y="5.669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5.758cm" svg:y="5.4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5.6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1.884cm" svg:y="8.3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9.366cm">
            <text:p/>
          </draw:rect>
          <draw:custom-shape draw:style-name="gr9" draw:text-style-name="P3" draw:layer="layout" svg:width="4.871cm" svg:height="4.217cm" svg:x="11.993cm" svg:y="8.4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5.24cm 8.7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8.6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5.958cm" svg:y="10.3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10.3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11.884cm" svg:y="8.3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9.366cm">
            <text:p/>
          </draw:rect>
          <draw:custom-shape draw:style-name="gr9" draw:text-style-name="P3" draw:layer="layout" svg:width="4.871cm" svg:height="4.217cm" svg:x="11.993cm" svg:y="8.4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5.24cm 8.7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8.6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6.26cm" svg:y="10.369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5.758cm" svg:y="10.1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10.3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5.922cm" svg:y="6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7.024cm">
            <text:p/>
          </draw:rect>
          <draw:custom-shape draw:style-name="gr9" draw:text-style-name="P3" draw:layer="layout" svg:width="4.871cm" svg:height="4.217cm" svg:x="16.031cm" svg:y="6.1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9.278cm 6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6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9.996cm" svg:y="7.9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7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5.922cm" svg:y="6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7.024cm">
            <text:p/>
          </draw:rect>
          <draw:custom-shape draw:style-name="gr10" draw:text-style-name="P3" draw:layer="layout" svg:width="0.375cm" svg:height="0.345cm" draw:transform="rotate (0.785398163397448) translate (19.278cm 6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6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0.298cm" svg:y="8.0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9.796cm" svg:y="7.7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7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5.922cm" svg:y="10.7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11.724cm">
            <text:p/>
          </draw:rect>
          <draw:custom-shape draw:style-name="gr9" draw:text-style-name="P3" draw:layer="layout" svg:width="4.871cm" svg:height="4.217cm" svg:x="16.031cm" svg:y="10.8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9.278cm 11.1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11.0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9.996cm" svg:y="12.6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12.6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5.922cm" svg:y="10.7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11.724cm">
            <text:p/>
          </draw:rect>
          <draw:custom-shape draw:style-name="gr10" draw:text-style-name="P3" draw:layer="layout" svg:width="0.375cm" svg:height="0.345cm" draw:transform="rotate (0.785398163397448) translate (19.278cm 11.1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11.0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0.298cm" svg:y="12.7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9.796cm" svg:y="12.4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12.6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9.922cm" svg:y="8.3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9.324cm">
            <text:p/>
          </draw:rect>
          <draw:custom-shape draw:style-name="gr9" draw:text-style-name="P3" draw:layer="layout" svg:width="4.871cm" svg:height="4.217cm" svg:x="20.031cm" svg:y="8.4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23.278cm 8.7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8.6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23.996cm" svg:y="10.2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0.2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9.922cm" svg:y="8.3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9.324cm">
            <text:p/>
          </draw:rect>
          <draw:custom-shape draw:style-name="gr10" draw:text-style-name="P3" draw:layer="layout" svg:width="0.375cm" svg:height="0.345cm" draw:transform="rotate (0.785398163397448) translate (23.278cm 8.7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8.6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4.298cm" svg:y="10.3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23.796cm" svg:y="10.0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0.2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9.922cm" svg:y="13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14.024cm">
            <text:p/>
          </draw:rect>
          <draw:custom-shape draw:style-name="gr9" draw:text-style-name="P3" draw:layer="layout" svg:width="4.871cm" svg:height="4.217cm" svg:x="20.031cm" svg:y="13.1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23.278cm 13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13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23.996cm" svg:y="14.9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4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9.922cm" svg:y="13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14.024cm">
            <text:p/>
          </draw:rect>
          <draw:custom-shape draw:style-name="gr10" draw:text-style-name="P3" draw:layer="layout" svg:width="0.375cm" svg:height="0.345cm" draw:transform="rotate (0.785398163397448) translate (23.278cm 13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13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4.298cm" svg:y="15.0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23.796cm" svg:y="14.7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4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25" draw:layer="layout" svg:width="0.875cm" svg:height="0.962cm" svg:x="2.632cm" svg:y="1.458cm">
          <draw:text-box>
            <text:p>+</text:p>
          </draw:text-box>
        </draw:frame>
        <draw:frame draw:style-name="gr25" draw:layer="layout" svg:width="0.714cm" svg:height="0.962cm" svg:x="2.733cm" svg:y="5.258cm">
          <draw:text-box>
            <text:p>-</text:p>
          </draw:text-box>
        </draw:frame>
        <draw:frame draw:style-name="gr2" draw:layer="layout" svg:width="0.68cm" svg:height="3.806cm" svg:x="2.733cm" svg:y="2.158cm">
          <draw:text-box>
            <text:p>.</text:p>
            <text:p>.</text:p>
            <text:p>.</text:p>
            <text:p>.</text:p>
            <text:p/>
          </draw:text-box>
        </draw:frame>
        <draw:custom-shape draw:style-name="gr26" draw:text-style-name="P1" draw:layer="layout" svg:width="1.27cm" svg:height="5.08cm" svg:x="2.378cm" svg:y="1.3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783cm" svg:height="0.962cm" svg:x="1.186cm" svg:y="6.706cm">
          <draw:text-box>
            <text:p>Zoom / Pan</text:p>
          </draw:text-box>
        </draw:frame>
        <draw:line draw:style-name="gr19" draw:text-style-name="P1" draw:layer="layout" svg:x1="4.002cm" svg:y1="3.904cm" svg:x2="5.272cm" svg:y2="3.904cm">
          <text:p/>
        </draw:line>
        <draw:line draw:style-name="gr19" draw:text-style-name="P1" draw:layer="layout" svg:x1="2.224cm" svg:y1="3.904cm" svg:x2="1.208cm" svg:y2="3.904cm">
          <text:p/>
        </draw:line>
        <draw:custom-shape draw:style-name="gr27" draw:text-style-name="P1" draw:layer="layout" svg:width="25.908cm" svg:height="19.05cm" svg:x="0.854cm" svg:y="1.0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079cm" svg:height="0.962cm" svg:x="0.57cm" svg:y="20.074cm">
          <draw:text-box>
            <text:p>Viewer Pane</text:p>
          </draw:text-box>
        </draw:frame>
        <draw:custom-shape draw:style-name="gr28" draw:text-style-name="P1" draw:layer="layout" svg:width="25.908cm" svg:height="3.81cm" svg:x="0.854cm" svg:y="16.2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764cm" svg:height="1.778cm" svg:x="1.524cm" svg:y="17.38cm">
          <text:p text:style-name="P1">http://www.somecoolurl.com/somecoolurl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148cm" svg:height="0.962cm" svg:x="18.542cm" svg:y="17.796cm">
          <draw:text-box>
            <text:p>Add Tile !</text:p>
          </draw:text-box>
        </draw:frame>
        <draw:custom-shape draw:style-name="gr31" draw:text-style-name="P1" draw:layer="layout" svg:width="6.35cm" svg:height="1.016cm" svg:x="20.066cm" svg:y="1.47cm">
          <text:p text:style-name="P7">Ted talk |</text:p>
          <draw:enhanced-geometry svg:viewBox="0 0 21600 21600" draw:type="rectangle" draw:enhanced-path="M 0 0 L 21600 0 21600 21600 0 21600 0 0 Z N"/>
        </draw:custom-shape>
        <draw:frame draw:style-name="gr2" draw:layer="layout" svg:width="2.686cm" svg:height="0.962cm" svg:x="17.434cm" svg:y="1.57cm">
          <draw:text-box>
            <text:p>Search:</text:p>
          </draw:text-box>
        </draw:frame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7" draw:text-style-name="P3" draw:layer="layout" svg:width="5.08cm" svg:height="4.394cm" svg:x="7.821cm" svg:y="1.3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2.323cm">
            <text:p/>
          </draw:rect>
          <draw:custom-shape draw:style-name="gr9" draw:text-style-name="P3" draw:layer="layout" svg:width="4.871cm" svg:height="4.217cm" svg:x="7.93cm" svg:y="1.41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1.177cm 1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1.6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1.895cm" svg:y="3.2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3.2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7.821cm" svg:y="1.3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2.323cm">
            <text:p/>
          </draw:rect>
          <draw:custom-shape draw:style-name="gr10" draw:text-style-name="P3" draw:layer="layout" svg:width="0.375cm" svg:height="0.345cm" draw:transform="rotate (0.785398163397448) translate (11.177cm 1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1.6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2.197cm" svg:y="3.326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1.695cm" svg:y="3.0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3.2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7.821cm" svg:y="6.0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7.023cm">
            <text:p/>
          </draw:rect>
          <draw:custom-shape draw:style-name="gr9" draw:text-style-name="P3" draw:layer="layout" svg:width="4.871cm" svg:height="4.217cm" svg:x="7.93cm" svg:y="6.11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1.177cm 6.4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6.3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1.895cm" svg:y="7.9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7.9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7.821cm" svg:y="6.03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8.69cm" svg:y="7.023cm">
            <text:p/>
          </draw:rect>
          <draw:custom-shape draw:style-name="gr10" draw:text-style-name="P3" draw:layer="layout" svg:width="0.375cm" svg:height="0.345cm" draw:transform="rotate (0.785398163397448) translate (11.177cm 6.4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9.319cm" svg:y="6.329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2.197cm" svg:y="8.026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1.695cm" svg:y="7.776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8.21cm" svg:y="7.99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1.884cm" svg:y="3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4.666cm">
            <text:p/>
          </draw:rect>
          <draw:custom-shape draw:style-name="gr9" draw:text-style-name="P3" draw:layer="layout" svg:width="4.871cm" svg:height="4.217cm" svg:x="11.993cm" svg:y="3.7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5.24cm 4.0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3.9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5.958cm" svg:y="5.6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5.6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11.884cm" svg:y="3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4.666cm">
            <text:p/>
          </draw:rect>
          <draw:custom-shape draw:style-name="gr10" draw:text-style-name="P3" draw:layer="layout" svg:width="0.375cm" svg:height="0.345cm" draw:transform="rotate (0.785398163397448) translate (15.24cm 4.0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3.9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6.26cm" svg:y="5.669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5.758cm" svg:y="5.4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5.6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1.884cm" svg:y="8.3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9.366cm">
            <text:p/>
          </draw:rect>
          <draw:custom-shape draw:style-name="gr9" draw:text-style-name="P3" draw:layer="layout" svg:width="4.871cm" svg:height="4.217cm" svg:x="11.993cm" svg:y="8.4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5.24cm 8.7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8.6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5.958cm" svg:y="10.3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10.3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4" draw:text-style-name="P3" draw:layer="layout" svg:width="5.08cm" svg:height="4.394cm" svg:x="11.884cm" svg:y="8.3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2.753cm" svg:y="9.366cm">
            <text:p/>
          </draw:rect>
          <draw:custom-shape draw:style-name="gr9" draw:text-style-name="P3" draw:layer="layout" svg:width="4.871cm" svg:height="4.217cm" svg:x="11.993cm" svg:y="8.4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5.24cm 8.7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3.382cm" svg:y="8.672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16.26cm" svg:y="10.369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5.758cm" svg:y="10.119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2.273cm" svg:y="10.33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5.922cm" svg:y="6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7.024cm">
            <text:p/>
          </draw:rect>
          <draw:custom-shape draw:style-name="gr9" draw:text-style-name="P3" draw:layer="layout" svg:width="4.871cm" svg:height="4.217cm" svg:x="16.031cm" svg:y="6.1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9.278cm 6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6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9.996cm" svg:y="7.9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7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5.922cm" svg:y="6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7.024cm">
            <text:p/>
          </draw:rect>
          <draw:custom-shape draw:style-name="gr10" draw:text-style-name="P3" draw:layer="layout" svg:width="0.375cm" svg:height="0.345cm" draw:transform="rotate (0.785398163397448) translate (19.278cm 6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6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0.298cm" svg:y="8.0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9.796cm" svg:y="7.7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7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5.922cm" svg:y="10.7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11.724cm">
            <text:p/>
          </draw:rect>
          <draw:custom-shape draw:style-name="gr9" draw:text-style-name="P3" draw:layer="layout" svg:width="4.871cm" svg:height="4.217cm" svg:x="16.031cm" svg:y="10.8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19.278cm 11.1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11.0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19.996cm" svg:y="12.6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12.6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5.922cm" svg:y="10.7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16.791cm" svg:y="11.724cm">
            <text:p/>
          </draw:rect>
          <draw:custom-shape draw:style-name="gr10" draw:text-style-name="P3" draw:layer="layout" svg:width="0.375cm" svg:height="0.345cm" draw:transform="rotate (0.785398163397448) translate (19.278cm 11.1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17.42cm" svg:y="11.0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0.298cm" svg:y="12.7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19.796cm" svg:y="12.4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16.311cm" svg:y="12.6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9.922cm" svg:y="8.3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9.324cm">
            <text:p/>
          </draw:rect>
          <draw:custom-shape draw:style-name="gr9" draw:text-style-name="P3" draw:layer="layout" svg:width="4.871cm" svg:height="4.217cm" svg:x="20.031cm" svg:y="8.4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23.278cm 8.7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8.6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23.996cm" svg:y="10.2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0.2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9.922cm" svg:y="8.3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9.324cm">
            <text:p/>
          </draw:rect>
          <draw:custom-shape draw:style-name="gr10" draw:text-style-name="P3" draw:layer="layout" svg:width="0.375cm" svg:height="0.345cm" draw:transform="rotate (0.785398163397448) translate (23.278cm 8.7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8.6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4.298cm" svg:y="10.3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23.796cm" svg:y="10.0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0.2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3" draw:layer="layout" svg:width="5.08cm" svg:height="4.394cm" svg:x="19.922cm" svg:y="13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14.024cm">
            <text:p/>
          </draw:rect>
          <draw:custom-shape draw:style-name="gr9" draw:text-style-name="P3" draw:layer="layout" svg:width="4.871cm" svg:height="4.217cm" svg:x="20.031cm" svg:y="13.1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0.375cm" svg:height="0.345cm" draw:transform="rotate (0.785398163397448) translate (23.278cm 13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13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3" draw:text-style-name="P5" draw:layer="layout" svg:width="0.435cm" svg:height="0.806cm" svg:x="23.996cm" svg:y="14.9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4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4" draw:text-style-name="P3" draw:layer="layout" svg:width="5.08cm" svg:height="4.394cm" svg:x="19.922cm" svg:y="13.0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8" draw:text-style-name="P2" draw:layer="layout" svg:width="3.226cm" svg:height="2.442cm" svg:x="20.791cm" svg:y="14.024cm">
            <text:p/>
          </draw:rect>
          <draw:custom-shape draw:style-name="gr10" draw:text-style-name="P3" draw:layer="layout" svg:width="0.375cm" svg:height="0.345cm" draw:transform="rotate (0.785398163397448) translate (23.278cm 13.4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1.6455696202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759cm" svg:height="0.285cm" svg:x="21.42cm" svg:y="13.33cm">
            <text:p text:style-name="P1"><text:span text:style-name="T1">#pX0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2" draw:layer="layout" svg:width="0.454cm" svg:height="0.227cm" svg:x="24.298cm" svg:y="15.027cm">
            <text:p/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01.75824175824 33631.57894736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23" draw:text-style-name="P5" draw:layer="layout" svg:width="0.435cm" svg:height="0.806cm" svg:x="23.796cm" svg:y="14.777cm">
            <draw:text-box>
              <text:p><text:span text:style-name="T2">3</text:span></text:p>
            </draw:text-box>
          </draw:frame>
          <draw:custom-shape draw:style-name="gr5" draw:text-style-name="P2" draw:layer="layout" svg:width="0.322cm" svg:height="0.341cm" svg:x="20.311cm" svg:y="14.99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25" draw:text-style-name="P8" draw:layer="layout" svg:width="0.875cm" svg:height="0.962cm" svg:x="2.632cm" svg:y="1.458cm">
          <draw:text-box>
            <text:p text:style-name="P8">+</text:p>
          </draw:text-box>
        </draw:frame>
        <draw:frame draw:style-name="gr25" draw:text-style-name="P8" draw:layer="layout" svg:width="0.714cm" svg:height="0.962cm" svg:x="2.733cm" svg:y="5.258cm">
          <draw:text-box>
            <text:p text:style-name="P8">-</text:p>
          </draw:text-box>
        </draw:frame>
        <draw:frame draw:style-name="gr2" draw:text-style-name="P8" draw:layer="layout" svg:width="0.68cm" svg:height="3.806cm" svg:x="2.733cm" svg:y="2.158cm">
          <draw:text-box>
            <text:p text:style-name="P8">.</text:p>
            <text:p text:style-name="P8">.</text:p>
            <text:p text:style-name="P8">.</text:p>
            <text:p text:style-name="P8">.</text:p>
            <text:p text:style-name="P8"/>
          </draw:text-box>
        </draw:frame>
        <draw:custom-shape draw:style-name="gr32" draw:text-style-name="P1" draw:layer="Layout" svg:width="1.27cm" svg:height="5.08cm" svg:x="2.378cm" svg:y="1.36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783cm" svg:height="0.962cm" svg:x="1.186cm" svg:y="6.706cm">
          <draw:text-box>
            <text:p text:style-name="P8">Zoom / Pan</text:p>
          </draw:text-box>
        </draw:frame>
        <draw:line draw:style-name="gr19" draw:text-style-name="P1" draw:layer="layout" svg:x1="4.002cm" svg:y1="3.904cm" svg:x2="5.272cm" svg:y2="3.904cm">
          <text:p/>
        </draw:line>
        <draw:line draw:style-name="gr19" draw:text-style-name="P1" draw:layer="layout" svg:x1="2.224cm" svg:y1="3.904cm" svg:x2="1.208cm" svg:y2="3.904cm">
          <text:p/>
        </draw:line>
        <draw:custom-shape draw:style-name="gr33" draw:text-style-name="P1" draw:layer="Layout" svg:width="25.908cm" svg:height="19.05cm" svg:x="0.854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4.079cm" svg:height="0.962cm" svg:x="0.57cm" svg:y="20.074cm">
          <draw:text-box>
            <text:p text:style-name="P8">Viewer Pane</text:p>
          </draw:text-box>
        </draw:frame>
        <draw:custom-shape draw:style-name="gr34" draw:text-style-name="P1" draw:layer="Layout" svg:width="25.908cm" svg:height="3.81cm" svg:x="0.854cm" svg:y="16.2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6.764cm" svg:height="1.778cm" svg:x="1.524cm" svg:y="17.38cm">
          <text:p text:style-name="P9">http://www.somecoolurl.com/somecoolurl</text:p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3.148cm" svg:height="0.962cm" svg:x="18.542cm" svg:y="17.796cm">
          <draw:text-box>
            <text:p text:style-name="P8">Add Tile !</text:p>
          </draw:text-box>
        </draw:frame>
        <draw:custom-shape draw:style-name="gr36" draw:text-style-name="P11" draw:layer="Layout" svg:width="6.35cm" svg:height="1.016cm" svg:x="20.066cm" svg:y="1.47cm">
          <text:p text:style-name="P11">Ted talk |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86cm" svg:height="0.962cm" svg:x="17.434cm" svg:y="1.57cm">
          <draw:text-box>
            <text:p text:style-name="P8">Search:</text:p>
          </draw:text-box>
        </draw:frame>
        <draw:custom-shape draw:style-name="gr37" draw:text-style-name="P1" draw:layer="layout" svg:width="26.416cm" svg:height="19.558cm" svg:x="0.762cm" svg:y="0.7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531cm" svg:height="0.962cm" svg:x="11.214cm" svg:y="14.432cm">
          <draw:text-box>
            <text:p>Discussion Dialog</text:p>
          </draw:text-box>
        </draw:frame>
        <draw:g>
          <draw:g>
            <draw:custom-shape draw:style-name="gr31" draw:text-style-name="P7" draw:layer="layout" svg:width="9.044cm" svg:height="2.371cm" svg:x="17.264cm" svg:y="10.33cm">
              <text:p text:style-name="P7"><text:span text:style-name="T4">A says:</text:span> The best arduino DIY</text:p>
              <text:p text:style-name="P7"><text:s/>project ever</text:p>
              <draw:enhanced-geometry svg:viewBox="0 0 21600 21600" draw:type="rectangle" draw:enhanced-path="M 0 0 L 21600 0 21600 21600 0 21600 0 0 Z N"/>
            </draw:custom-shape>
            <draw:custom-shape draw:style-name="gr31" draw:text-style-name="P7" draw:layer="layout" svg:width="9.044cm" svg:height="2.315cm" svg:x="17.264cm" svg:y="12.672cm">
              <text:p text:style-name="P7"><text:span text:style-name="T4">B says:</text:span> I have seen better...</text:p>
              <text:p text:style-name="P7">Check this out:</text:p>
              <text:p text:style-name="P7"><text:span text:style-name="T5">http://www.abc.com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1" draw:layer="layout" svg:width="9.244cm" svg:height="4.757cm" svg:x="17.064cm" svg:y="10.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1" draw:layer="layout" svg:width="0.871cm" svg:height="0.847cm" draw:transform="rotate (1.5707963267949) translate (16.223cm 11.09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ushkar </meta:initial-creator>
    <meta:creation-date>2013-05-24T21:12:13</meta:creation-date>
    <dc:date>2013-05-25T16:12:05</dc:date>
    <dc:creator>Pushkar </dc:creator>
    <meta:editing-duration>PT1H35M17S</meta:editing-duration>
    <meta:editing-cycles>33</meta:editing-cycles>
    <meta:generator>LibreOffice/4.0.3.3$Linux_x86 LibreOffice_project/400m0$Build-3</meta:generator>
    <meta:document-statistic meta:object-count="349"/>
  </office:meta>
</office:document-meta>
</file>